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cy Letby</text:p>
      <text:p text:style-name="P1"/>
      <text:p text:style-name="P1">Written 8 Feb 2025</text:p>
      <text:p text:style-name="P1"/>
      <text:p text:style-name="P1">The modern dillema. Is she a mass murderer or a innocent victim?And how are we to know? Its all down to the interpretation of the “evidence”. Is there any certainty? Surely one cannot discount the idea that if the culture at the hospital/ward was bad and thus responsible for the deaths of the infants. </text:p>
      <text:p text:style-name="P1">In other words a alternative explanation than the one given by the authorities. Apparently in the Spartan parliament the ones who shouted the loudest got their way!</text:p>
      <text:p text:style-name="P1">Those that get the most “air time” get their way? Rules of proofs and evidence and interpretation. The scientific method...one can get so bogged down in philosophical inquiry that no decisions can be made. </text:p>
      <text:p text:style-name="P1">If one is solely interested in the Truth....as only the Truth will do. How is one to arrive at the Truth of the Letby affair?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2-08T11:03:49.42</meta:creation-date>
    <dc:date>2025-02-08T14:06:38.52</dc:date>
    <meta:editing-duration>PT22M27S</meta:editing-duration>
    <meta:editing-cycles>2</meta:editing-cycles>
    <meta:generator>OpenOffice/4.1.15$Win32 OpenOffice.org_project/4115m2$Build-9813</meta:generator>
    <meta:document-statistic meta:table-count="0" meta:image-count="0" meta:object-count="0" meta:page-count="1" meta:paragraph-count="6" meta:word-count="146" meta:character-count="827"/>
  </office:meta>
</office:document-meta>
</file>